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1" office:value-type="string" calcext:value-type="string">
            <text:p>activities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date" office:date-value="2018-01-03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/>
        </table:table-row>
        <table:table-row table:style-name="ro1">
          <table:table-cell table:style-name="ce2" office:value-type="date" office:date-value="2018-02-03" calcext:value-type="date">
            <text:p>02/03/18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/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22:24:30.430035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02T22:26:19.109171235</dc:date>
    <meta:editing-duration>PT12M3S</meta:editing-duration>
    <meta:editing-cycles>4</meta:editing-cycles>
    <meta:document-statistic meta:table-count="1" meta:cell-count="12" meta:object-count="0"/>
  </office:meta>
</office:document-meta>
</file>